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8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3513700" calcext:value-type="float">
            <text:p>3513700</text:p>
          </table:table-cell>
          <table:table-cell office:value-type="float" office:value="3729300" calcext:value-type="float">
            <text:p>3729300</text:p>
          </table:table-cell>
          <table:table-cell office:value-type="float" office:value="3357800" calcext:value-type="float">
            <text:p>3357800</text:p>
          </table:table-cell>
          <table:table-cell office:value-type="float" office:value="3181000" calcext:value-type="float">
            <text:p>3181000</text:p>
          </table:table-cell>
          <table:table-cell office:value-type="float" office:value="3327300" calcext:value-type="float">
            <text:p>33273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3316000" calcext:value-type="float">
            <text:p>-3316000</text:p>
          </table:table-cell>
          <table:table-cell office:value-type="float" office:value="-3516200" calcext:value-type="float">
            <text:p>-3516200</text:p>
          </table:table-cell>
          <table:table-cell office:value-type="float" office:value="-3231200" calcext:value-type="float">
            <text:p>-3231200</text:p>
          </table:table-cell>
          <table:table-cell office:value-type="float" office:value="-3088500" calcext:value-type="float">
            <text:p>-3088500</text:p>
          </table:table-cell>
          <table:table-cell office:value-type="float" office:value="-3196300" calcext:value-type="float">
            <text:p>-31963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197700" calcext:value-type="float">
            <text:p>197700</text:p>
          </table:table-cell>
          <table:table-cell office:value-type="float" office:value="213100" calcext:value-type="float">
            <text:p>213100</text:p>
          </table:table-cell>
          <table:table-cell office:value-type="float" office:value="126600" calcext:value-type="float">
            <text:p>126600</text:p>
          </table:table-cell>
          <table:table-cell office:value-type="float" office:value="92500" calcext:value-type="float">
            <text:p>92500</text:p>
          </table:table-cell>
          <table:table-cell office:value-type="float" office:value="131000" calcext:value-type="float">
            <text:p>1310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126000" calcext:value-type="float">
            <text:p>1260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71400" calcext:value-type="float">
            <text:p>71400</text:p>
          </table:table-cell>
          <table:table-cell office:value-type="float" office:value="54800" calcext:value-type="float">
            <text:p>54800</text:p>
          </table:table-cell>
          <table:table-cell office:value-type="float" office:value="88800" calcext:value-type="float">
            <text:p>888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1.95" calcext:value-type="float">
            <text:p>1,95</text:p>
          </table:table-cell>
          <table:table-cell office:value-type="float" office:value="2.21" calcext:value-type="float">
            <text:p>2,21</text:p>
          </table:table-cell>
          <table:table-cell office:value-type="float" office:value="1.11" calcext:value-type="float">
            <text:p>1,11</text:p>
          </table:table-cell>
          <table:table-cell office:value-type="float" office:value="0.85" calcext:value-type="float">
            <text:p>0,85</text:p>
          </table:table-cell>
          <table:table-cell office:value-type="float" office:value="1.38" calcext:value-type="float">
            <text:p>1,38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office:value-type="float" office:value="64708168" calcext:value-type="float">
            <text:p>64708168</text:p>
          </table:table-cell>
          <table:table-cell office:value-type="float" office:value="64691072" calcext:value-type="float">
            <text:p>64691072</text:p>
          </table:table-cell>
          <table:table-cell office:value-type="float" office:value="64437298" calcext:value-type="float">
            <text:p>64437298</text:p>
          </table:table-cell>
          <table:table-cell office:value-type="float" office:value="64314594" calcext:value-type="float">
            <text:p>64314594</text:p>
          </table:table-cell>
          <table:table-cell office:value-type="float" office:value="64304880" calcext:value-type="float">
            <text:p>6430488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1963400" calcext:value-type="float">
            <text:p>1963400</text:p>
          </table:table-cell>
          <table:table-cell office:value-type="float" office:value="1901800" calcext:value-type="float">
            <text:p>1901800</text:p>
          </table:table-cell>
          <table:table-cell office:value-type="float" office:value="1861500" calcext:value-type="float">
            <text:p>1861500</text:p>
          </table:table-cell>
          <table:table-cell office:value-type="float" office:value="1640200" calcext:value-type="float">
            <text:p>1640200</text:p>
          </table:table-cell>
          <table:table-cell office:value-type="float" office:value="1603000" calcext:value-type="float">
            <text:p>16030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1773000" calcext:value-type="float">
            <text:p>1773000</text:p>
          </table:table-cell>
          <table:table-cell office:value-type="float" office:value="1668900" calcext:value-type="float">
            <text:p>1668900</text:p>
          </table:table-cell>
          <table:table-cell office:value-type="float" office:value="1790800" calcext:value-type="float">
            <text:p>1790800</text:p>
          </table:table-cell>
          <table:table-cell office:value-type="float" office:value="1695500" calcext:value-type="float">
            <text:p>1695500</text:p>
          </table:table-cell>
          <table:table-cell office:value-type="float" office:value="1690800" calcext:value-type="float">
            <text:p>16908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3736300" calcext:value-type="float">
            <text:p>3736300</text:p>
          </table:table-cell>
          <table:table-cell office:value-type="float" office:value="3570700" calcext:value-type="float">
            <text:p>3570700</text:p>
          </table:table-cell>
          <table:table-cell office:value-type="float" office:value="3652300" calcext:value-type="float">
            <text:p>3652300</text:p>
          </table:table-cell>
          <table:table-cell office:value-type="float" office:value="3335700" calcext:value-type="float">
            <text:p>3335700</text:p>
          </table:table-cell>
          <table:table-cell office:value-type="float" office:value="3293800" calcext:value-type="float">
            <text:p>32938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1395000" calcext:value-type="float">
            <text:p>1395000</text:p>
          </table:table-cell>
          <table:table-cell office:value-type="float" office:value="1341800" calcext:value-type="float">
            <text:p>1341800</text:p>
          </table:table-cell>
          <table:table-cell office:value-type="float" office:value="1208800" calcext:value-type="float">
            <text:p>1208800</text:p>
          </table:table-cell>
          <table:table-cell office:value-type="float" office:value="1233300" calcext:value-type="float">
            <text:p>1233300</text:p>
          </table:table-cell>
          <table:table-cell office:value-type="float" office:value="1228100" calcext:value-type="float">
            <text:p>12281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2341300" calcext:value-type="float">
            <text:p>2341300</text:p>
          </table:table-cell>
          <table:table-cell office:value-type="float" office:value="2228900" calcext:value-type="float">
            <text:p>2228900</text:p>
          </table:table-cell>
          <table:table-cell office:value-type="float" office:value="2443500" calcext:value-type="float">
            <text:p>2443500</text:p>
          </table:table-cell>
          <table:table-cell office:value-type="float" office:value="2102400" calcext:value-type="float">
            <text:p>2102400</text:p>
          </table:table-cell>
          <table:table-cell office:value-type="float" office:value="2065700" calcext:value-type="float">
            <text:p>20657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3736300" calcext:value-type="float">
            <text:p>3736300</text:p>
          </table:table-cell>
          <table:table-cell office:value-type="float" office:value="3570700" calcext:value-type="float">
            <text:p>3570700</text:p>
          </table:table-cell>
          <table:table-cell office:value-type="float" office:value="3652300" calcext:value-type="float">
            <text:p>3652300</text:p>
          </table:table-cell>
          <table:table-cell office:value-type="float" office:value="3335700" calcext:value-type="float">
            <text:p>3335700</text:p>
          </table:table-cell>
          <table:table-cell office:value-type="float" office:value="3293800" calcext:value-type="float">
            <text:p>32938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1:37:46.1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4S</meta:editing-duration>
    <meta:editing-cycles>3</meta:editing-cycles>
    <meta:generator>LibreOffice/5.4.2.2$Windows_X86_64 LibreOffice_project/22b09f6418e8c2d508a9eaf86b2399209b0990f4</meta:generator>
    <dc:date>2017-11-22T11:37:58.130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